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6.50pt" fo:font-weight="bold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fo:color="#1f282b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0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2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5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21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3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22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9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2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6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247" style:family="text">
      <style:text-properties fo:font-size="11.50pt" fo:font-weight="normal" fo:font-family="'Times New Roman'" style:font-family-asian="'Times New Roman'" style:font-family-complex="'Times New Roman'" fo:background-color="transparent" style:use-window-font-color="true"/>
    </style:style>
    <style:style style:name="T2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4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285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28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8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8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8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9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9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9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9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9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9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96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297" style:family="text">
      <style:text-properties fo:font-size="10.50pt" fo:font-weight="bold" fo:font-family="'Times New Roman'" style:font-family-asian="'Times New Roman'" style:font-family-complex="'Times New Roman'" fo:background-color="transparent" style:use-window-font-color="true"/>
    </style:style>
    <style:style style:name="T2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00" style:family="text">
      <style:text-properties fo:font-size="8.5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 fo:margin-left="201.20pt" fo:text-indent="-129.95pt" fo:margin-right="91.55pt" fo:margin-top="3.6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top="0.15pt"/>
    </style:style>
    <style:style style:name="P4" style:family="paragraph">
      <style:paragraph-properties fo:line-height="100.00%" fo:text-align="left" fo:margin-left="16.85pt" fo:text-indent="0.00pt">
        <style:tab-stops>
          <style:tab-stop style:position="201.15pt"/>
          <style:tab-stop style:position="52617.55pt" style:leader-style="dotted"/>
        </style:tab-stops>
      </style:paragraph-properties>
    </style:style>
    <style:style style:name="P5" style:family="paragraph">
      <style:paragraph-properties fo:line-height="100.00%" fo:text-align="left" fo:margin-left="8.40pt" fo:text-indent="0.00pt"/>
    </style:style>
    <style:style style:name="P6" style:family="paragraph">
      <style:paragraph-properties fo:line-height="100.00%" fo:text-align="left" fo:margin-left="2.15pt" fo:text-indent="0.00pt"/>
    </style:style>
    <style:style style:name="P7" style:family="paragraph">
      <style:paragraph-properties fo:line-height="100.00%" fo:text-align="left" fo:margin-left="16.85pt" fo:text-indent="0.00pt">
        <style:tab-stops>
          <style:tab-stop style:position="201.15pt"/>
          <style:tab-stop style:position="52617.55pt" style:leader-style="dotted"/>
        </style:tab-stops>
      </style:paragraph-properties>
    </style:style>
    <style:style style:name="P8" style:family="paragraph">
      <style:paragraph-properties fo:line-height="100.00%" fo:text-align="left" fo:margin-left="16.85pt" fo:text-indent="0.00pt">
        <style:tab-stops>
          <style:tab-stop style:position="201.15pt"/>
          <style:tab-stop style:position="52617.55pt" style:leader-style="dotted"/>
        </style:tab-stops>
      </style:paragraph-properties>
    </style:style>
    <style:style style:name="P9" style:family="paragraph">
      <style:paragraph-properties fo:line-height="100.00%" fo:text-align="left" fo:margin-left="8.40pt" fo:text-indent="0.00pt"/>
    </style:style>
    <style:style style:name="P10" style:family="paragraph">
      <style:paragraph-properties fo:line-height="100.00%" fo:text-align="left" fo:margin-left="2.15pt" fo:text-indent="0.00pt"/>
    </style:style>
    <style:style style:name="P11" style:family="paragraph">
      <style:paragraph-properties fo:line-height="100.00%" fo:text-align="left" fo:margin-left="16.85pt" fo:text-indent="0.00pt">
        <style:tab-stops>
          <style:tab-stop style:position="201.15pt"/>
          <style:tab-stop style:position="52617.55pt" style:leader-style="dotted"/>
        </style:tab-stops>
      </style:paragraph-properties>
    </style:style>
    <style:style style:name="P12" style:family="paragraph">
      <style:paragraph-properties fo:line-height="100.00%" fo:text-align="left" fo:margin-left="8.40pt" fo:text-indent="0.00pt"/>
    </style:style>
    <style:style style:name="P13" style:family="paragraph">
      <style:paragraph-properties fo:line-height="100.00%" fo:text-align="left" fo:margin-left="2.15pt" fo:text-indent="0.00pt"/>
    </style:style>
    <style:style style:name="P14" style:family="paragraph">
      <style:paragraph-properties fo:line-height="100.00%" fo:text-align="left" fo:margin-left="16.85pt" fo:text-indent="0.00pt">
        <style:tab-stops>
          <style:tab-stop style:position="201.15pt"/>
          <style:tab-stop style:position="52617.55pt" style:leader-style="dotted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top="0.05pt"/>
    </style:style>
    <style:style style:name="P17" style:family="paragraph">
      <style:paragraph-properties fo:line-height="100.00%" fo:text-align="left" fo:margin-left="5.30pt" fo:text-indent="0.00pt" fo:margin-top="4.50pt"/>
    </style:style>
    <style:style style:name="P18" style:family="paragraph">
      <style:paragraph-properties fo:line-height="100.00%" fo:text-align="left" fo:margin-left="5.75pt" fo:text-indent="-0.50pt" fo:margin-right="167.85pt" fo:margin-top="8.80pt"/>
    </style:style>
    <style:style style:name="P19" style:family="paragraph">
      <style:paragraph-properties fo:line-height="100.00%" fo:text-align="left" fo:margin-left="5.30pt" fo:text-indent="0.00pt" fo:margin-top="0.50pt"/>
    </style:style>
    <style:style style:name="P20" style:family="paragraph">
      <style:paragraph-properties fo:line-height="100.00%" fo:text-align="left" fo:margin-left="5.30pt" fo:text-indent="0.00pt" fo:margin-top="8.50pt"/>
    </style:style>
    <style:style style:name="P21" style:family="paragraph">
      <style:paragraph-properties fo:line-height="100.00%" fo:text-align="left" fo:margin-left="5.75pt" fo:text-indent="0.00pt" fo:margin-right="178.55pt" fo:margin-top="8.75pt">
        <style:tab-stops>
          <style:tab-stop style:position="115.95pt"/>
        </style:tab-stops>
      </style:paragraph-properties>
    </style:style>
    <style:style style:name="P22" style:family="paragraph">
      <style:paragraph-properties fo:line-height="100.00%" fo:text-align="left" fo:margin-left="5.75pt" fo:text-indent="0.00pt" fo:margin-top="0.10pt"/>
    </style:style>
    <style:style style:name="P23" style:family="paragraph">
      <style:paragraph-properties fo:line-height="100.00%" fo:text-align="left" fo:margin-left="5.75pt" fo:text-indent="0.00pt" fo:margin-right="189.10pt" fo:margin-top="9.25pt">
        <style:tab-stops>
          <style:tab-stop style:position="210.35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5.30pt" fo:text-indent="0.00pt" fo:margin-top="8.40pt"/>
    </style:style>
    <style:style style:name="P26" style:family="paragraph">
      <style:paragraph-properties fo:line-height="100.00%" fo:text-align="left" fo:margin-left="5.30pt" fo:text-indent="0.00pt" fo:margin-top="9.00pt"/>
    </style:style>
    <style:style style:name="P27" style:family="paragraph">
      <style:paragraph-properties fo:line-height="100.00%" fo:text-align="left" fo:margin-left="15.35pt" fo:text-indent="0.00pt" fo:margin-top="8.80pt"/>
    </style:style>
    <style:style style:name="P28" style:family="paragraph">
      <style:paragraph-properties fo:line-height="100.00%" fo:text-align="left" fo:margin-left="15.35pt" fo:text-indent="0.00pt" fo:margin-top="9.00pt"/>
    </style:style>
    <style:style style:name="P29" style:family="paragraph">
      <style:paragraph-properties fo:line-height="100.00%" fo:text-align="left" fo:margin-left="15.35pt" fo:text-indent="0.00pt" fo:margin-top="8.75pt"/>
    </style:style>
    <style:style style:name="P30" style:family="paragraph">
      <style:paragraph-properties fo:line-height="100.00%" fo:text-align="left" fo:margin-left="15.35pt" fo:text-indent="0.00pt" fo:margin-top="9.00pt"/>
    </style:style>
    <style:style style:name="P31" style:family="paragraph">
      <style:paragraph-properties fo:line-height="100.00%" fo:text-align="left" fo:margin-left="15.35pt" fo:text-indent="0.00pt" fo:margin-top="8.80pt"/>
    </style:style>
    <style:style style:name="P32" style:family="paragraph">
      <style:paragraph-properties fo:line-height="100.00%" fo:text-align="left" fo:margin-left="5.75pt" fo:text-indent="9.60pt" fo:margin-top="9.25pt"/>
    </style:style>
    <style:style style:name="P33" style:family="paragraph">
      <style:paragraph-properties fo:line-height="100.00%" fo:text-align="left" fo:margin-left="5.30pt" fo:text-indent="0.00pt" fo:margin-right="298.80pt" fo:margin-top="3.95pt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5.75pt" fo:text-indent="9.60pt" fo:margin-right="17.45pt" fo:margin-top="3.05pt"/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5.30pt" fo:text-indent="0.00pt" fo:margin-top="7.95pt"/>
    </style:style>
    <style:style style:name="P38" style:family="paragraph">
      <style:paragraph-properties fo:line-height="100.00%" fo:text-align="left" fo:margin-left="15.35pt" fo:text-indent="0.00pt" fo:margin-top="9.00pt"/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top="0.35pt"/>
    </style:style>
    <style:style style:name="P41" style:family="paragraph">
      <style:paragraph-properties fo:line-height="100.00%" fo:text-align="left" fo:margin-left="5.30pt" fo:text-indent="0.00pt"/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top="0.40pt"/>
    </style:style>
    <style:style style:name="P44" style:family="paragraph">
      <style:paragraph-properties fo:line-height="100.00%" fo:text-align="justify" fo:margin-left="5.75pt" fo:text-indent="-0.50pt" fo:margin-right="264.15pt">
        <style:tab-stops>
          <style:tab-stop style:position="65.75pt"/>
          <style:tab-stop style:position="182.00pt"/>
          <style:tab-stop style:position="196.55pt"/>
        </style:tab-stops>
      </style:paragraph-properties>
    </style:style>
    <style:style style:name="P45" style:family="paragraph">
      <style:paragraph-properties fo:line-height="100.00%" fo:text-align="justify" fo:margin-left="5.75pt" fo:text-indent="0.00pt" fo:margin-right="264.15pt" fo:margin-top="0.10pt">
        <style:tab-stops>
          <style:tab-stop style:position="73.45pt"/>
          <style:tab-stop style:position="196.65pt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5.30pt" fo:text-indent="0.00pt" fo:margin-top="7.95pt"/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5.75pt" fo:text-indent="-0.50pt" fo:margin-right="176.55pt">
        <style:tab-stops>
          <style:tab-stop style:position="149.85pt"/>
          <style:tab-stop style:position="172.65pt"/>
          <style:tab-stop style:position="174.30pt"/>
          <style:tab-stop style:position="269.40pt"/>
        </style:tab-stops>
      </style:paragraph-properties>
    </style:style>
    <style:style style:name="P50" style:family="paragraph">
      <style:paragraph-properties fo:line-height="100.00%" fo:text-align="left" fo:margin-left="5.75pt" fo:text-indent="0.00pt">
        <style:tab-stops>
          <style:tab-stop style:position="131.80pt"/>
        </style:tab-stops>
      </style:paragraph-properties>
    </style:style>
    <style:style style:name="P51" style:family="paragraph">
      <style:paragraph-properties fo:line-height="100.00%" fo:text-align="left" fo:margin-left="5.30pt" fo:text-indent="0.00pt" fo:margin-right="69.00pt" fo:margin-top="8.80pt">
        <style:tab-stops>
          <style:tab-stop style:position="174.75pt"/>
        </style:tab-stops>
      </style:paragraph-properties>
    </style:style>
    <style:style style:name="P52" style:family="paragraph">
      <style:paragraph-properties fo:line-height="100.00%" fo:text-align="left" fo:margin-left="5.75pt" fo:text-indent="0.00pt" fo:margin-right="310.30pt" fo:margin-top="0.90pt">
        <style:tab-stops>
          <style:tab-stop style:position="131.80pt"/>
        </style:tab-stops>
      </style:paragraph-properties>
    </style:style>
    <style:style style:name="P53" style:family="paragraph">
      <style:paragraph-properties fo:line-height="100.00%" fo:text-align="left" fo:margin-left="5.75pt" fo:text-indent="0.00pt" fo:margin-top="0.25pt"/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top="0.05pt"/>
    </style:style>
    <style:style style:name="P56" style:family="paragraph">
      <style:paragraph-properties fo:line-height="100.00%" fo:text-align="left" fo:margin-left="5.30pt" fo:text-indent="0.00pt"/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 fo:margin-top="0.50pt"/>
    </style:style>
    <style:style style:name="P59" style:family="paragraph">
      <style:paragraph-properties fo:line-height="100.00%" fo:text-align="left" fo:margin-left="5.30pt" fo:text-indent="0.00pt"/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 fo:margin-top="0.20pt"/>
    </style:style>
    <style:style style:name="TableColumn0100" style:family="table-column">
      <style:table-column-properties style:column-width="3.027778in"/>
    </style:style>
    <style:style style:name="TableColumn0101" style:family="table-column">
      <style:table-column-properties style:column-width="3.251389in"/>
    </style:style>
    <style:style style:name="Table01" style:family="table">
      <style:table-properties style:width="6.279167in" fo:margin-left="0.000000in" style:writing-mode="lr" table:align="left" style:may-break-between-rows="true"/>
    </style:style>
    <style:style style:name="TableRow0100" style:family="table-row">
      <style:table-row-properties style:min-row-height="0.365972in"/>
    </style:style>
    <style:style style:name="TableCell0100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100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101" style:family="table-row">
      <style:table-row-properties style:min-row-height="0.362500in"/>
    </style:style>
    <style:style style:name="TableCell0101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101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102" style:family="table-row">
      <style:table-row-properties style:min-row-height="0.362500in"/>
    </style:style>
    <style:style style:name="TableCell0102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102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</office:automatic-styles>
  <office:body>
    <office:text>
      <text:p text:style-name="P1"><text:span text:style-name="T1">STEPS</text:span><text:span text:style-name="T2"><text:s/>TO</text:span><text:span text:style-name="T3"><text:s/></text:span><text:span text:style-name="T4">CREATE</text:span><text:span text:style-name="T5"><text:s/></text:span><text:span text:style-name="T6">IBM</text:span><text:span text:style-name="T7"><text:s/></text:span><text:span text:style-name="T8">DB2</text:span><text:span text:style-name="T9"><text:s/></text:span><text:span text:style-name="T10">AND</text:span><text:span text:style-name="T11"><text:s/></text:span><text:span text:style-name="T12">CONNECTION WITH</text:span><text:span text:style-name="T13"><text:s/></text:span><text:span text:style-name="T14">PYTHON</text:span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3"><text:span text:style-name="T16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5"><text:span text:style-name="T18">Date</text:span><text:span text:style-name="T19"/></text:p>
          </table:table-cell>
          <table:table-cell table:style-name="TableCell010001">
            <text:p text:style-name="P6"><text:span text:style-name="T20">17</text:span><text:span text:style-name="T21"><text:s/></text:span><text:span text:style-name="T22">November</text:span><text:span text:style-name="T23"><text:s/></text:span><text:span text:style-name="T24">2022</text:span><text:span text:style-name="T25"/></text:p>
          </table:table-cell>
        </table:table-row>
        <table:table-row table:style-name="TableRow0101">
          <table:table-cell table:style-name="TableCell010100">
            <text:p text:style-name="P9"><text:span text:style-name="T26">Team</text:span><text:span text:style-name="T27"><text:s/></text:span><text:span text:style-name="T28">ID</text:span><text:span text:style-name="T29"/></text:p>
          </table:table-cell>
          <table:table-cell table:style-name="TableCell010101">
            <text:p text:style-name="P10"><text:span text:style-name="T30">PNT2022TMID10587</text:span><text:span text:style-name="T31"/></text:p>
          </table:table-cell>
        </table:table-row>
        <table:table-row table:style-name="TableRow0102">
          <table:table-cell table:style-name="TableCell010200">
            <text:p text:style-name="P12"><text:span text:style-name="T32">Project</text:span><text:span text:style-name="T33"><text:s/></text:span><text:span text:style-name="T34">Name</text:span><text:span text:style-name="T35"/></text:p>
          </table:table-cell>
          <table:table-cell table:style-name="TableCell010201">
            <text:p text:style-name="P13"><text:span text:style-name="T36">Skills/Job</text:span><text:span text:style-name="T37"><text:s/></text:span><text:span text:style-name="T38">Recommender</text:span><text:span text:style-name="T39"><text:s/></text:span><text:span text:style-name="T40">Application</text:span><text:span text:style-name="T41"/></text:p>
          </table:table-cell>
        </table:table-row>
      </table:table>
      <text:p text:style-name="P15"><text:span text:style-name="T42"/></text:p>
      <text:p text:style-name="P16"><text:span text:style-name="T43"/></text:p>
      <text:p text:style-name="P17"><text:span text:style-name="T44">STEP</text:span><text:span text:style-name="T45"><text:s/></text:span><text:span text:style-name="T46">1:</text:span><text:span text:style-name="T47"><text:s/></text:span><text:span text:style-name="T48">Import</text:span><text:span text:style-name="T49"><text:s/></text:span><text:span text:style-name="T50">the</text:span><text:span text:style-name="T51"><text:s/></text:span><text:span text:style-name="T52">ibm_db</text:span><text:span text:style-name="T53"><text:s/></text:span><text:span text:style-name="T54">Python library:</text:span><text:span text:style-name="T55"/></text:p>
      <text:p text:style-name="P18"><text:span text:style-name="T56">!pip install --force-reinstall ibm_db==3.1.0 ibm_db_sa==0.3.7</text:span><text:span text:style-name="T57"><text:s/></text:span><text:span text:style-name="T58">importibm_db</text:span></text:p>
      <text:p text:style-name="P19"><text:span text:style-name="T59">STEP</text:span><text:span text:style-name="T60"><text:s/></text:span><text:span text:style-name="T61">2:</text:span><text:span text:style-name="T62"><text:s/></text:span><text:span text:style-name="T63">Identify</text:span><text:span text:style-name="T64"><text:s/></text:span><text:span text:style-name="T65">the</text:span><text:span text:style-name="T66"><text:s/></text:span><text:span text:style-name="T67">database</text:span><text:span text:style-name="T68"><text:s/></text:span><text:span text:style-name="T69">connection</text:span><text:span text:style-name="T70"><text:s/>credentials:</text:span></text:p>
      <text:p text:style-name="P20"><text:span text:style-name="T71">dsn_hostname = "2d46b6b4-cbf6-40eb-bbce-</text:span><text:span text:style-name="T72"><text:s/></text:span><text:span text:style-name="T73">6251e6ba0300.bs2io90l08kqb1od8lcg.databases.appdomain.cloud"</text:span><text:span text:style-name="T74"/></text:p>
      <text:p text:style-name="P21"><text:span text:style-name="T75">dsn_uid</text:span><text:span text:style-name="T76"><text:s/></text:span><text:span text:style-name="T77">=</text:span><text:span text:style-name="T78"><text:s/></text:span><text:span text:style-name="T79">"vjd29721"<text:tab/></text:span><text:span text:style-name="T80">dsn_pwd = "6TTgx8MRBzT45o3q"</text:span><text:span text:style-name="T81"><text:s/></text:span><text:span text:style-name="T82">dsn_driver</text:span><text:span text:style-name="T83"><text:s/></text:span><text:span text:style-name="T84">=</text:span><text:span text:style-name="T85"><text:s/></text:span><text:span text:style-name="T86">"{IBM</text:span><text:span text:style-name="T87"><text:s/></text:span><text:span text:style-name="T88">DB2</text:span><text:span text:style-name="T89"><text:s/></text:span><text:span text:style-name="T90">ODBC</text:span><text:span text:style-name="T91"><text:s/></text:span><text:span text:style-name="T92">DRIVER}"</text:span><text:span text:style-name="T93"><text:s/></text:span><text:span text:style-name="T94">dsn_database</text:span></text:p>
      <text:p text:style-name="P22"><text:span text:style-name="T94">= "BLUDB"#</text:span><text:span text:style-name="T95"><text:s/></text:span><text:span text:style-name="T96">e.g. "BLUDB"</text:span><text:span text:style-name="T97"><text:s/></text:span><text:span text:style-name="T98">dsn_port</text:span><text:span text:style-name="T99"><text:s/></text:span><text:span text:style-name="T100">=</text:span><text:span text:style-name="T101"><text:s/></text:span><text:span text:style-name="T102">"32328"</text:span><text:span text:style-name="T103"><text:s/></text:span><text:span text:style-name="T104">#</text:span><text:span text:style-name="T105"><text:s/></text:span><text:span text:style-name="T106">e.g.</text:span></text:p>
      <text:p text:style-name="P23"><text:span text:style-name="T106">"32733"</text:span><text:span text:style-name="T107"><text:s/></text:span><text:span text:style-name="T108">dsn_protocol</text:span><text:span text:style-name="T109"><text:s/></text:span><text:span text:style-name="T110">=</text:span><text:span text:style-name="T111"><text:s/></text:span><text:span text:style-name="T112">"TCPIP"<text:tab/># i.e. "TCPIP"</text:span><text:span text:style-name="T113"><text:s/></text:span><text:span text:style-name="T114">dsn_security</text:span><text:span text:style-name="T115"><text:s/></text:span><text:span text:style-name="T116">=</text:span><text:span text:style-name="T117"><text:s/></text:span><text:span text:style-name="T118">"SSL"</text:span><text:span text:style-name="T119"><text:s/></text:span><text:span text:style-name="T120">#i.e.</text:span><text:span text:style-name="T121"><text:s/></text:span><text:span text:style-name="T122">"SSL"</text:span></text:p>
      <text:p text:style-name="P24"><text:span text:style-name="T123"/></text:p>
      <text:p text:style-name="P25"><text:span text:style-name="T124">STEP</text:span><text:span text:style-name="T125"><text:s/></text:span><text:span text:style-name="T126">3:</text:span><text:span text:style-name="T127"><text:s/></text:span><text:span text:style-name="T128">Create</text:span><text:span text:style-name="T129"><text:s/></text:span><text:span text:style-name="T130">the</text:span><text:span text:style-name="T131"><text:s/></text:span><text:span text:style-name="T132">DB2</text:span><text:span text:style-name="T133"><text:s/></text:span><text:span text:style-name="T134">database</text:span><text:span text:style-name="T135"><text:s/></text:span><text:span text:style-name="T136">connection:</text:span><text:span text:style-name="T137"/></text:p>
      <text:p text:style-name="P26"><text:span text:style-name="T138">dsn</text:span><text:span text:style-name="T139"><text:s/></text:span><text:span text:style-name="T140">= (</text:span></text:p>
      <text:p text:style-name="P27"><text:span text:style-name="T140">"DRIVER={0};"</text:span></text:p>
      <text:p text:style-name="P28"><text:span text:style-name="T140">"DATABASE={1};"</text:span></text:p>
      <text:p text:style-name="P28"><text:span text:style-name="T140">"HOSTNAME={2};"</text:span></text:p>
      <text:p text:style-name="P28"><text:span text:style-name="T140">"PORT={3};"</text:span></text:p>
      <text:p text:style-name="P29"><text:span text:style-name="T140">"PROTOCOL={4};"</text:span></text:p>
      <text:p text:style-name="P30"><text:span text:style-name="T140">"UID={5};"</text:span></text:p>
      <text:p text:style-name="P31"><text:span text:style-name="T140">"PWD={6};"</text:span></text:p>
      <text:p text:style-name="P32"><text:span text:style-name="T141">"SECURITY={7};").format(dsn_driver,</text:span><text:span text:style-name="T142"><text:s/></text:span><text:span text:style-name="T143">dsn_database,</text:span><text:span text:style-name="T144"><text:s/></text:span><text:span text:style-name="T145">dsn_hostname,</text:span><text:span text:style-name="T146"><text:s/></text:span><text:span text:style-name="T147">dsn_port,</text:span><text:span text:style-name="T148"><text:s/></text:span><text:span text:style-name="T149">dsn_protocol,dsn_uid,</text:span><text:span text:style-name="T150"><text:s/></text:span><text:span text:style-name="T151">dsn_pwd,dsn_security)</text:span><text:span text:style-name="T152"><text:s/></text:span><text:span text:style-name="T153">print(dsn)</text:span></text:p>
      <text:p text:style-name="P33"><text:span text:style-name="T153">Now</text:span><text:span text:style-name="T154"><text:s/></text:span><text:span text:style-name="T155">establish</text:span><text:span text:style-name="T156"><text:s/></text:span><text:span text:style-name="T157">the</text:span><text:span text:style-name="T158"><text:s/></text:span><text:span text:style-name="T159">connection</text:span><text:span text:style-name="T160"><text:s/></text:span><text:span text:style-name="T161">to</text:span><text:span text:style-name="T162"><text:s/></text:span><text:span text:style-name="T163">the</text:span><text:span text:style-name="T164"><text:s/></text:span><text:span text:style-name="T165">databasetry:</text:span></text:p>
      <text:p text:style-name="P34"><text:span text:style-name="T166"/></text:p>
      <text:p text:style-name="P35"><text:span text:style-name="T167">conn</text:span><text:span text:style-name="T168"><text:s/></text:span><text:span text:style-name="T169">=</text:span><text:span text:style-name="T170"><text:s/></text:span><text:span text:style-name="T171">ibm_db.connect(dsn,</text:span><text:span text:style-name="T172"><text:s/></text:span><text:span text:style-name="T173">"",</text:span><text:span text:style-name="T174"><text:s/></text:span><text:span text:style-name="T175">"")</text:span><text:span text:style-name="T176"><text:s/></text:span><text:span text:style-name="T177">print</text:span><text:span text:style-name="T178"><text:s/></text:span><text:span text:style-name="T179">("Connected to</text:span><text:span text:style-name="T180"><text:s/></text:span><text:span text:style-name="T181">database:</text:span><text:span text:style-name="T182"><text:s/></text:span><text:span text:style-name="T183">",</text:span><text:span text:style-name="T184"><text:s/></text:span><text:span text:style-name="T185">dsn_database,</text:span><text:span text:style-name="T186"><text:s/></text:span><text:span text:style-name="T187">"as</text:span><text:span text:style-name="T188"><text:s/></text:span><text:span text:style-name="T189">user:",</text:span><text:span text:style-name="T190"><text:s/></text:span><text:span text:style-name="T191">dsn_uid,</text:span><text:span text:style-name="T192"><text:s/></text:span><text:span text:style-name="T193">"on</text:span><text:span text:style-name="T194"><text:s/></text:span><text:span text:style-name="T195">host:</text:span><text:span text:style-name="T196"><text:s/></text:span><text:span text:style-name="T197">",</text:span><text:span text:style-name="T198"><text:s/></text:span><text:span text:style-name="T199">dsn_hostname)</text:span></text:p>
      <text:p text:style-name="P36"><text:span text:style-name="T200"/></text:p>
      <text:p text:style-name="P37"><text:span text:style-name="T201">except:</text:span></text:p>
      <text:p text:style-name="P38"><text:span text:style-name="T202">print</text:span><text:span text:style-name="T203"><text:s/></text:span><text:span text:style-name="T204">("Unable</text:span><text:span text:style-name="T205"><text:s/></text:span><text:span text:style-name="T206">to</text:span><text:span text:style-name="T207"><text:s/></text:span><text:span text:style-name="T208">connect:</text:span><text:span text:style-name="T209"><text:s/></text:span><text:span text:style-name="T210">",</text:span><text:span text:style-name="T211"><text:s/></text:span><text:span text:style-name="T212">ibm_db.conn_errormsg()</text:span><text:span text:style-name="T213"><text:s/></text:span><text:span text:style-name="T214">)</text:span></text:p>
      <text:p text:style-name="P39"><text:span text:style-name="T215"/></text:p>
      <text:p text:style-name="P40"><text:span text:style-name="T216"/></text:p>
      <text:p text:style-name="P41"><text:span text:style-name="T217">server</text:span><text:span text:style-name="T218"><text:s/></text:span><text:span text:style-name="T219">=</text:span><text:span text:style-name="T220"><text:s/></text:span><text:span text:style-name="T221">ibm_db.server_info(conn)</text:span><text:span text:style-name="T222"/></text:p>
      <text:p text:style-name="P42"><text:span text:style-name="T223"/></text:p>
      <text:p text:style-name="P43"><text:span text:style-name="T224"/></text:p>
      <text:p text:style-name="P44"><text:span text:style-name="T225">print<text:tab/>("DBMS_NAME:<text:tab/><text:tab/></text:span><text:span text:style-name="T226">",</text:span><text:span text:style-name="T227"><text:s/></text:span><text:span text:style-name="T228">server.DBMS_NAME)<text:tab/></text:span><text:span text:style-name="T229">print</text:span><text:span text:style-name="T230"><text:s/></text:span><text:span text:style-name="T231">("DBMS_VER:</text:span><text:span text:style-name="T232"><text:s/></text:span><text:span text:style-name="T233">",</text:span><text:span text:style-name="T234"><text:s/></text:span><text:span text:style-name="T235">server.DBMS_VER)</text:span></text:p>
      <text:p text:style-name="P45"><text:span text:style-name="T235">print<text:tab/>("DB_NAME:<text:tab/></text:span><text:span text:style-name="T236">",</text:span><text:span text:style-name="T237"><text:s/></text:span><text:span text:style-name="T238">server.DB_NAME)</text:span></text:p>
      <text:p text:style-name="P46"><text:span text:style-name="T239"/></text:p>
      <text:p text:style-name="P47"><text:span text:style-name="T240">client</text:span><text:span text:style-name="T241"><text:s/></text:span><text:span text:style-name="T242">=</text:span><text:span text:style-name="T243"><text:s/></text:span><text:span text:style-name="T244">ibm_db.client_info(conn)</text:span><text:span text:style-name="T245"/></text:p>
      <text:p text:style-name="P48"><text:span text:style-name="T246"/></text:p>
      <text:p text:style-name="P48"><text:span text:style-name="T247"/></text:p>
      <text:p text:style-name="P49"><text:span text:style-name="T248">print</text:span><text:span text:style-name="T249"><text:s/></text:span><text:span text:style-name="T250">("DRIVER_NAME:<text:tab/>",<text:tab/></text:span><text:span text:style-name="T251">client.DRIVER_NAME)</text:span><text:span text:style-name="T252"><text:s/></text:span><text:span text:style-name="T253">print("DRIVER_VER:<text:tab/><text:tab/><text:tab/>",</text:span><text:span text:style-name="T254"><text:s/></text:span><text:span text:style-name="T255">client.DRIVER_VER)</text:span><text:span text:style-name="T256"><text:s/></text:span><text:span text:style-name="T257">print</text:span><text:span text:style-name="T258"><text:s/></text:span><text:span text:style-name="T259">("DATA_SOURCE_NAME:</text:span><text:span text:style-name="T260"><text:s/></text:span><text:span text:style-name="T261">",</text:span><text:span text:style-name="T262"><text:s/></text:span><text:span text:style-name="T263">client.DATA_SOURCE_NAME)<text:tab/><text:tab/><text:tab/></text:span><text:span text:style-name="T264">print</text:span><text:span text:style-name="T265"><text:s/></text:span><text:span text:style-name="T266">("DRIVER_ODBC_VER:</text:span><text:span text:style-name="T267"><text:s/></text:span><text:span text:style-name="T268">",</text:span><text:span text:style-name="T269"><text:s/></text:span><text:span text:style-name="T270">client.DRIVER_ODBC_VER)</text:span></text:p>
      <text:p text:style-name="P50"><text:span text:style-name="T270">print</text:span><text:span text:style-name="T271"><text:s/></text:span><text:span text:style-name="T272">("ODBC_VER:<text:tab/>",</text:span><text:span text:style-name="T273"><text:s/></text:span><text:span text:style-name="T274">client.ODBC_VER)</text:span></text:p>
      <text:p text:style-name="P51"><text:span text:style-name="T275">print ("ODBC_SQL_CONFORMANCE: ", client.ODBC_SQL_CONFORMANCE)</text:span><text:span text:style-name="T276"><text:s/></text:span><text:span text:style-name="T277">print</text:span><text:span text:style-name="T278"><text:s/></text:span><text:span text:style-name="T279">("APPL_CODEPAGE:<text:tab/>",</text:span></text:p>
      <text:p text:style-name="P52"><text:span text:style-name="T279">client.APPL_CODEPAGE)</text:span><text:span text:style-name="T280"><text:s/></text:span><text:span text:style-name="T281">print</text:span><text:span text:style-name="T282"><text:s/></text:span><text:span text:style-name="T283">("CONN_CODEPAGE:<text:tab/>",</text:span></text:p>
      <text:p text:style-name="P53"><text:span text:style-name="T283">client.CONN_CODEPAGE)</text:span></text:p>
      <text:p text:style-name="P54"><text:span text:style-name="T284"/></text:p>
      <text:p text:style-name="P55"><text:span text:style-name="T285"/></text:p>
      <text:p text:style-name="P56"><text:span text:style-name="T286">STEP</text:span><text:span text:style-name="T287"><text:s/></text:span><text:span text:style-name="T288">4:</text:span><text:span text:style-name="T289"><text:s/></text:span><text:span text:style-name="T290">Close</text:span><text:span text:style-name="T291"><text:s/></text:span><text:span text:style-name="T292">the</text:span><text:span text:style-name="T293"><text:s/></text:span><text:span text:style-name="T294">Connection:</text:span><text:span text:style-name="T295"/></text:p>
      <text:p text:style-name="P57"><text:span text:style-name="T296"/></text:p>
      <text:p text:style-name="P58"><text:span text:style-name="T297"/></text:p>
      <text:p text:style-name="P59"><text:span text:style-name="T298">ibm_db.close(conn)</text:span></text:p>
      <text:p text:style-name="P60"><text:span text:style-name="T299"/></text:p>
      <text:p text:style-name="P61"><text:span text:style-name="T30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